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Model.setPage( String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Model.loadP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ilderModel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Model.saveP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ilderModel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Model.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Model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